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a8be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7a8be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7a8be" officeooo:paragraph-rsid="0007a8be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07a8be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974dd" officeooo:paragraph-rsid="000974dd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0974dd"/>
    </style:style>
    <style:style style:name="T1" style:family="text">
      <style:text-properties officeooo:rsid="0007a8be"/>
    </style:style>
    <style:style style:name="T2" style:family="text">
      <style:text-properties style:font-name="sans-serif" fo:font-size="12.75pt"/>
    </style:style>
    <style:style style:name="T3" style:family="text">
      <style:text-properties style:font-name="sans-serif" fo:font-size="11pt" style:font-size-asian="11pt" style:font-size-complex="11pt"/>
    </style:style>
    <style:style style:name="T4" style:family="text">
      <style:text-properties style:font-name="sans-serif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size-asian="12pt" style:font-size-complex="12pt"/>
    </style:style>
    <style:style style:name="T7" style:family="text">
      <style:text-properties officeooo:rsid="0007a8be" style:font-size-asian="12pt" style:font-size-complex="12pt"/>
    </style:style>
    <style:style style:name="T8" style:family="text">
      <style:text-properties officeooo:rsid="000974dd" style:font-size-asian="12pt" style:font-size-complex="12pt"/>
    </style:style>
    <style:style style:name="T9" style:family="text">
      <style:text-properties officeooo:rsid="000974dd"/>
    </style:style>
    <style:style style:name="T10" style:family="text">
      <style:text-properties fo:font-size="11pt" officeooo:rsid="000974dd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Referratti:</text:span> <text:a xlink:type="simple" xlink:href="https://www.cs.helsinki.fi/u/mluukkai/ohtu/laine-kandi.pdf" text:style-name="Internet_20_link" text:visited-style-name="Visited_20_Internet_20_Link">Johtaminen perinteisissä ja ketterissä ohjelmistotuotantoprojekteissa</text:a></text:p>
      <text:p text:style-name="Standard"/>
      <text:p text:style-name="P1"><text:span text:style-name="T1">perinteinen tapa: ”</text:span><text:span text:style-name="T5">Perinteisesti projektiryhmää on johtanut erillinen projektipäällikkö, joka koordinoi ohjelmistokehittäjien toimintaa ja viestii ryhmän, asiakkaiden ja ylempien esimiesten välillä. Projektipäälliköihin kohdistuu suuria odotuksia: heiltä edellytetään muun muassa hyviä </text:span></text:p>
      <text:p text:style-name="P2">organisointi­ ja neuvottelutaitoja, paineensietokykyä ja teknistä <text:span text:style-name="T1">op</text:span>osaamista. <text:span text:style-name="T1">”</text:span></text:p>
      <text:p text:style-name="P3"/>
      <text:p text:style-name="P4">Sitten tulee pitkä selostus eri johtamis taidoista, tiimien tyyleistä, joka sivuuttaa aiheen, mutta antaa ok pohjatietoa. Vasta luvulla viisi palataan takaisin aiheeseen.</text:p>
      <text:p text:style-name="P4"/>
      <text:p text:style-name="P5"><text:span text:style-name="T1">Agile tapa: ”Mahdolli</text:span>sella projektipäälliköl<text:span text:style-name="T1">l</text:span>ä on ketterässä kehityksessä rooli toiminnan helpottajana ja mahdollistajana, ei kontrolloijana. Ketterässä kehityksessä </text:p>
      <text:p text:style-name="P2">johtaminen ei ole vain yksittäisen johtajan asia vaan kollektiivinen prosessi, johon koko tiimi osallistuu. ”</text:p>
      <text:p text:style-name="P2"/>
      <text:p text:style-name="P7"><text:span text:style-name="T8">Esimerkiksi scrumissa on Product Owner ja Scrum master. Myös tarve osa-alan asiantuntijoille voivat johtaa joitain projektin kehityskohtia, täten johtaminen kiertää tiimissä eri tarpeen vaatiessa. </text:span><text:span text:style-name="T6">Jaettu johtajuus luo pohjan Scrumissa tärkeille itseohjautuville tiimeille</text:span></text:p>
      <text:p text:style-name="P6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7:43:02.985086490</meta:creation-date>
    <dc:date>2017-12-11T18:00:24.045436789</dc:date>
    <meta:editing-duration>PT6M15S</meta:editing-duration>
    <meta:editing-cycles>1</meta:editing-cycles>
    <meta:document-statistic meta:table-count="0" meta:image-count="0" meta:object-count="0" meta:page-count="1" meta:paragraph-count="7" meta:word-count="129" meta:character-count="1163" meta:non-whitespace-character-count="1040"/>
    <meta:generator>LibreOffice/5.1.6.2$Linux_X86_64 LibreOffice_project/10m0$Build-2</meta:generator>
  </office:meta>
</office:document-meta>
</file>